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Landscape">
      <style:table-properties style:width="27.517cm" fo:margin-left="-1.709cm" style:page-number="auto" table:align="left" style:shadow="none" style:writing-mode="lr-tb"/>
    </style:style>
    <style:style style:name="Table1.A" style:family="table-column">
      <style:table-column-properties style:column-width="1.958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3.043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1.561cm"/>
    </style:style>
    <style:style style:name="Table1.F" style:family="table-column">
      <style:table-column-properties style:column-width="1.931cm"/>
    </style:style>
    <style:style style:name="Table1.G" style:family="table-column">
      <style:table-column-properties style:column-width="2.566cm"/>
    </style:style>
    <style:style style:name="Table1.H" style:family="table-column">
      <style:table-column-properties style:column-width="2.064cm"/>
    </style:style>
    <style:style style:name="Table1.I" style:family="table-column">
      <style:table-column-properties style:column-width="2.672cm"/>
    </style:style>
    <style:style style:name="Table1.J" style:family="table-column">
      <style:table-column-properties style:column-width="1.799cm"/>
    </style:style>
    <style:style style:name="Table1.K" style:family="table-column">
      <style:table-column-properties style:column-width="2.011cm"/>
    </style:style>
    <style:style style:name="Table1.L" style:family="table-column">
      <style:table-column-properties style:column-width="1.8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1.035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371cm"/>
    </style:style>
    <style:style style:name="Table1.4" style:family="table-row">
      <style:table-row-properties style:min-row-height="0.36cm"/>
    </style:style>
    <style:style style:name="Table2" style:family="table">
      <style:table-properties style:width="27.49cm" fo:margin-left="-1.683cm" table:align="left" style:writing-mode="lr-tb"/>
    </style:style>
    <style:style style:name="Table2.A" style:family="table-column">
      <style:table-column-properties style:column-width="1.931cm"/>
    </style:style>
    <style:style style:name="Table2.B" style:family="table-column">
      <style:table-column-properties style:column-width="2.699cm"/>
    </style:style>
    <style:style style:name="Table2.C" style:family="table-column">
      <style:table-column-properties style:column-width="3.043cm"/>
    </style:style>
    <style:style style:name="Table2.D" style:family="table-column">
      <style:table-column-properties style:column-width="1.27cm"/>
    </style:style>
    <style:style style:name="Table2.E" style:family="table-column">
      <style:table-column-properties style:column-width="1.561cm"/>
    </style:style>
    <style:style style:name="Table2.F" style:family="table-column">
      <style:table-column-properties style:column-width="1.905cm"/>
    </style:style>
    <style:style style:name="Table2.G" style:family="table-column">
      <style:table-column-properties style:column-width="1.335cm"/>
    </style:style>
    <style:style style:name="Table2.H" style:family="table-column">
      <style:table-column-properties style:column-width="1.258cm"/>
    </style:style>
    <style:style style:name="Table2.I" style:family="table-column">
      <style:table-column-properties style:column-width="2.064cm"/>
    </style:style>
    <style:style style:name="Table2.J" style:family="table-column">
      <style:table-column-properties style:column-width="2.672cm"/>
    </style:style>
    <style:style style:name="Table2.K" style:family="table-column">
      <style:table-column-properties style:column-width="1.799cm"/>
    </style:style>
    <style:style style:name="Table2.L" style:family="table-column">
      <style:table-column-properties style:column-width="2.011cm"/>
    </style:style>
    <style:style style:name="Table2.M" style:family="table-column">
      <style:table-column-properties style:column-width="1.879cm"/>
    </style:style>
    <style:style style:name="Table2.1" style:family="table-row">
      <style:table-row-properties style:min-row-height="0.529cm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0.20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111">
      <style:table-cell-properties fo:padding="0.097cm" fo:border-left="0.05pt solid #000000" fo:border-right="none" fo:border-top="none" fo:border-bottom="0.05pt solid #000000"/>
    </style:style>
    <style:style style:name="Table2.F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2.N2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69cm"/>
    </style:style>
    <style:style style:name="Table2.6" style:family="table-row">
      <style:table-row-properties style:min-row-height="0.363cm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M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425cm"/>
    </style:style>
    <style:style style:name="Table2.M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2" style:family="table-row">
      <style:table-row-properties style:min-row-height="0.744cm"/>
    </style:style>
    <style:style style:name="Table2.M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M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20" style:family="table-row">
      <style:table-row-properties style:min-row-height="1.302cm"/>
    </style:style>
    <style:style style:name="Table2.H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9.5pt" fo:font-style="normal" fo:text-shadow="none" style:text-underline-style="none" fo:font-weight="bold" style:font-name-asian="Calibri" style:font-size-asian="9.5pt" style:font-style-asian="normal" style:font-weight-asian="bold" style:font-name-complex="Calibri" style:font-size-complex="9.5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9pt" fo:font-style="normal" fo:text-shadow="none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Calibri" fo:font-size="8.5pt" fo:font-style="normal" fo:text-shadow="none" style:text-underline-style="none" fo:font-weight="bold" style:font-name-asian="Calibri" style:font-size-asian="8.5pt" style:font-style-asian="normal" style:font-weight-asian="bold" style:font-name-complex="Calibri" style:font-size-complex="8.5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8.5pt" fo:font-style="normal" fo:text-shadow="none" style:text-underline-style="none" fo:font-weight="bold" style:font-name-asian="Calibri" style:font-size-asian="8.5pt" style:font-style-asian="normal" style:font-weight-asian="bold" style:font-name-complex="Calibri" style:font-size-complex="8.5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7pt" fo:font-weight="bold" style:font-size-asian="7pt" style:font-weight-asian="bold" style:font-size-complex="7pt" style:font-weight-complex="bol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Calibri" fo:font-size="9pt" fo:language="en" fo:country="GB" fo:font-style="normal" fo:text-shadow="none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 style:text-emphasize="none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T1" style:family="text">
      <style:text-properties style:text-outline="false" style:text-line-through-style="none" fo:font-style="normal" fo:text-shadow="none" style:text-underline-style="none" style:font-name-asian="Calibri" style:font-style-asian="normal" style:font-style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7pt" fo:font-style="normal" fo:text-shadow="none" style:text-underline-style="none" style:font-name-asian="Calibri" style:font-size-asian="7pt" style:font-style-asian="normal" style:font-size-complex="7pt" style:font-style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10pt" fo:font-style="normal" fo:text-shadow="none" style:text-underline-style="none" style:font-name-asian="Calibri" style:font-size-asian="10pt" style:font-style-asian="normal" style:font-size-complex="10pt" style:font-style-complex="normal" style:text-emphasize="none" style:text-overline-style="none" style:text-overline-color="font-color"/>
    </style: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11P0" style:volatile="true">
      <number:number number:decimal-places="3" number:min-integer-digits="1" number:grouping="true"/>
      <number:text> </number:text>
    </number:number-style>
    <number:number-style style:name="N111">
      <number:text>(</number:text>
      <number:number number:decimal-places="3" number:min-integer-digits="1" number:grouping="true"/>
      <number:text>)</number:text>
      <style:map style:condition="value()&gt;=0" style:apply-style-name="N111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H"/>
        <table:table-row>
          <table:table-cell table:style-name="Table1.A1" table:number-columns-spanned="5" office:value-type="string">
            <text:p text:style-name="P15"><text:span text:style-name="T1">Comparison Chart :</text:span><text:span text:style-name="T1"><text:placeholder text:placeholder-type="text">&lt;(o.doc_no)&gt;</text:placeholder></text:span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8" office:value-type="string">
            <text:p text:style-name="P14"><text:span text:style-name="T1">RFQ Date: </text:span><text:span text:style-name="T3"><text:placeholder text:placeholder-type="text">&lt;get_date(o.name and o.name.rfq_date or Fals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11">Quotation No's :</text:p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8"><text:placeholder text:placeholder-type="text" text:description="Q1">&lt;(get_info(o,1)and get_info(o,1).name or False)&gt;</text:placeholder></text:p>
          </table:table-cell>
          <table:covered-table-cell/>
          <table:table-cell table:style-name="Table1.A2" table:number-columns-spanned="2" office:value-type="string">
            <text:p text:style-name="P8"><text:placeholder text:placeholder-type="text">&lt;(get_info(o,2)and get_info(o,2).name or False)&gt;</text:placeholder></text:p>
          </table:table-cell>
          <table:covered-table-cell/>
          <table:table-cell table:style-name="Table1.A2" table:number-columns-spanned="2" office:value-type="string">
            <text:p text:style-name="P8"><text:placeholder text:placeholder-type="text">&lt;(get_info(o,3)and get_info(o,3).name or False)&gt;</text:placeholder></text:p>
          </table:table-cell>
          <table:covered-table-cell/>
          <table:table-cell table:style-name="Table1.L2" table:number-columns-spanned="2" office:value-type="string">
            <text:p text:style-name="P8"><text:placeholder text:placeholder-type="text">&lt;(get_info(o,4)  and get_info(o,4).name or False)&gt;</text:placeholder>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5">Indent No</text:p>
          </table:table-cell>
          <table:table-cell table:style-name="Table1.A2" office:value-type="string">
            <text:p text:style-name="P5">Code</text:p>
          </table:table-cell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5">UOM</text:p>
          </table:table-cell>
          <table:table-cell table:style-name="Table1.A2" office:value-type="string">
            <text:p text:style-name="P5">Qty</text:p>
          </table:table-cell>
          <table:table-cell table:style-name="Table1.A2" table:number-columns-spanned="2" office:value-type="string">
            <text:p text:style-name="P2"><text:placeholder text:placeholder-type="text" text:description="location">&lt;get_supplier_code_name(get_info(o,1)  and get_info(o,1).supplier_id or False)&gt;</text:placeholder></text:p>
          </table:table-cell>
          <table:covered-table-cell/>
          <table:table-cell table:style-name="Table1.A2" table:number-columns-spanned="2" office:value-type="string">
            <text:p text:style-name="P2"><text:placeholder text:placeholder-type="text" text:description="location">&lt;get_supplier_code_name(get_info(o,2)  and get_info(o,2).supplier_id or False)&gt;</text:placeholder></text:p>
          </table:table-cell>
          <table:covered-table-cell/>
          <table:table-cell table:style-name="Table1.A2" table:number-columns-spanned="2" office:value-type="string">
            <text:p text:style-name="P2"><text:placeholder text:placeholder-type="text" text:description="location">&lt;get_supplier_code_name(get_info(o,3)  and get_info(o,3).supplier_id or False)&gt;</text:placeholder></text:p>
          </table:table-cell>
          <table:covered-table-cell/>
          <table:table-cell table:style-name="Table1.L2" table:number-columns-spanned="2" office:value-type="string">
            <text:p text:style-name="P2"><text:placeholder text:placeholder-type="text" text:description="location">&lt;get_supplier_code_name(get_info(o,4)  and get_info(o,4).supplier_id or False)&gt;</text:placeholder>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L2" office:value-type="string">
            <text:p text:style-name="P5">Valu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I"/>
        <table:table-header-rows>
          <table:table-row table:style-name="Table2.1">
            <table:table-cell table:style-name="Table2.A1" table:number-columns-spanned="14" office:value-type="string">
              <text:p text:style-name="P3"><text:placeholder text:placeholder-type="text" text:description="for">&lt;for each="seq,line in enumerate(o.name.rfq_line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3"><text:placeholder text:placeholder-type="text">&lt;(line.po_indent_id.name)&gt;</text:placeholder></text:p>
          </table:table-cell>
          <table:table-cell table:style-name="Table2.A2" office:value-type="string">
            <text:p text:style-name="P3"><text:placeholder text:placeholder-type="text">&lt;(line.product_id.default_code)&gt;</text:placeholder></text:p>
          </table:table-cell>
          <table:table-cell table:style-name="Table2.A2" office:value-type="string">
            <text:p text:style-name="P3"><text:placeholder text:placeholder-type="text">&lt;(line.product_id.name)&gt;</text:placeholder></text:p>
          </table:table-cell>
          <table:table-cell table:style-name="Table2.A2" office:value-type="string">
            <text:p text:style-name="P3"><text:placeholder text:placeholder-type="text">&lt;line.uom_id.name&gt;</text:placeholder></text:p>
          </table:table-cell>
          <table:table-cell table:style-name="Table2.E2" office:value-type="float" office:value="0">
            <text:p text:style-name="P4"><text:placeholder text:placeholder-type="text">&lt;(line.product_uom_qty)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E2" table:number-columns-spanned="2" office:value-type="float" office:value="0">
            <text:p text:style-name="P4"><text:placeholder text:placeholder-type="text">&lt;get_vendor(o,1,line)['value']&gt;</text:placeholder></text:p>
          </table:table-cell>
          <table:covered-table-cell/>
          <table:table-cell table:style-name="Table2.F2" office:value-type="float" office:value="0">
            <text:p text:style-name="P4"><text:placeholder text:placeholder-type="text">&lt;if test="is_bold(o,get_vendor(o,2,line)['rate'],line) == True" &gt;</text:placeholder><text:placeholder text:placeholder-type="text">&lt;get_vendor(o,2,line)['rate']&gt;</text:placeholder><text:placeholder text:placeholder-type="text">&lt;/if&gt;</text:placeholder><text:placeholder text:placeholder-type="text">&lt;if test="is_bold(o,get_vendor(o,2,line)['rate'],line) == False"&gt;</text:placeholder><text:placeholder text:placeholder-type="text">&lt;get_vendor(o,2,line)['rate']&gt;</text:placeholder><text:placeholder text:placeholder-type="text">&lt;/if&gt;</text:placeholder></text:p>
          </table:table-cell>
          <table:table-cell table:style-name="Table2.E2" office:value-type="float" office:value="0">
            <text:p text:style-name="P4"><text:placeholder text:placeholder-type="text">&lt;get_vendor(o,2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E2" office:value-type="float" office:value="0">
            <text:p text:style-name="P4"><text:placeholder text:placeholder-type="text">&lt;get_vendor(o,3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N2" office:value-type="float" office:value="0">
            <text:p text:style-name="P4"><text:placeholder text:placeholder-type="text">&lt;get_vendor(o,4,line)['value']&gt;</text:placeholder></text:p>
          </table:table-cell>
        </table:table-row>
        <table:table-row>
          <table:table-cell table:style-name="Table2.A3" table:number-columns-spanned="14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Discount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E2" table:number-columns-spanned="2" office:value-type="float" office:value="0">
            <text:p text:style-name="P4"><text:placeholder text:placeholder-type="text">&lt;get_disc(o,1)['disc']&gt;</text:placeholder></text:p>
          </table:table-cell>
          <table:covered-table-cell/>
          <table:table-cell table:style-name="Table2.A2" office:value-type="string">
            <text:p text:style-name="P21"/>
          </table:table-cell>
          <table:table-cell table:style-name="Table2.E2" office:value-type="float" office:value="0">
            <text:p text:style-name="P4"><text:placeholder text:placeholder-type="text">&lt;get_disc(o,2)['disc']&gt;</text:placeholder></text:p>
          </table:table-cell>
          <table:table-cell table:style-name="Table2.A2" office:value-type="string">
            <text:p text:style-name="P17"/>
          </table:table-cell>
          <table:table-cell table:style-name="Table2.E2" office:value-type="float" office:value="0">
            <text:p text:style-name="P4"><text:placeholder text:placeholder-type="text">&lt;get_disc(o,3)['disc']&gt;</text:placeholder></text:p>
          </table:table-cell>
          <table:table-cell table:style-name="Table2.N2" table:number-columns-spanned="2" office:value-type="float" office:value="0">
            <text:p text:style-name="P4"><text:placeholder text:placeholder-type="text">&lt;get_disc(o,4)['disc']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E2" table:number-columns-spanned="2" office:value-type="float" office:value="0">
            <text:p text:style-name="P4"><text:placeholder text:placeholder-type="text">&lt;get_disc(o,1)['sum_value']&gt;</text:placeholder></text:p>
          </table:table-cell>
          <table:covered-table-cell/>
          <table:table-cell table:style-name="Table2.A2" office:value-type="string">
            <text:p text:style-name="P4"/>
          </table:table-cell>
          <table:table-cell table:style-name="Table2.E2" office:value-type="float" office:value="0">
            <text:p text:style-name="P4"><text:placeholder text:placeholder-type="text">&lt;get_disc(o,2)['sum_value']&gt;</text:placeholder></text:p>
          </table:table-cell>
          <table:table-cell table:style-name="Table2.A2" office:value-type="string">
            <text:p text:style-name="P17"/>
          </table:table-cell>
          <table:table-cell table:style-name="Table2.E2" office:value-type="float" office:value="0">
            <text:p text:style-name="P4"><text:placeholder text:placeholder-type="text">&lt;get_disc(o,3)['sum_value']&gt;</text:placeholder></text:p>
          </table:table-cell>
          <table:table-cell table:style-name="Table2.N2" table:number-columns-spanned="2" office:value-type="float" office:value="0">
            <text:p text:style-name="P4"><text:placeholder text:placeholder-type="text">&lt;get_disc(o,4)['sum_value']&gt;</text:placeholder></text:p>
          </table:table-cell>
          <table:covered-table-cell/>
        </table:table-row>
        <table:table-row table:style-name="Table2.6">
          <table:table-cell table:style-name="Table2.A6" table:number-columns-spanned="1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2">For Basis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2"><text:placeholder text:placeholder-type="text">&lt;get_info(o,1) and get_info(o,1).for_basis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2"><text:placeholder text:placeholder-type="text">&lt;get_info(o,2) and get_info(o,2).for_basis&gt;</text:placeholder></text:p>
          </table:table-cell>
          <table:covered-table-cell/>
          <table:table-cell table:style-name="Table2.F2" table:number-columns-spanned="2" office:value-type="float" office:value="0">
            <text:p text:style-name="P2"><text:placeholder text:placeholder-type="text">&lt;get_info(o,3) and get_info(o,3).for_basis&gt;</text:placeholder></text:p>
          </table:table-cell>
          <table:covered-table-cell/>
          <table:table-cell table:style-name="Table2.M7" table:number-columns-spanned="2" office:value-type="float" office:value="0">
            <text:p text:style-name="P2"><text:placeholder text:placeholder-type="text">&lt;get_info(o,4) and get_info(o,4).for_basis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3">P &amp; F Charges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2"><text:placeholder text:placeholder-type="text">&lt;get_info(o,1) and get_info(o,1).amount_p_f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2"><text:placeholder text:placeholder-type="text">&lt;get_info(o,2) and get_info(o,2).amount_p_f&gt;</text:placeholder></text:p>
          </table:table-cell>
          <table:covered-table-cell/>
          <table:table-cell table:style-name="Table2.F2" table:number-columns-spanned="2" office:value-type="float" office:value="0">
            <text:p text:style-name="P2"><text:placeholder text:placeholder-type="text">&lt;get_info(o,3) and get_info(o,3).amount_p_f&gt;</text:placeholder></text:p>
          </table:table-cell>
          <table:covered-table-cell/>
          <table:table-cell table:style-name="Table2.M7" table:number-columns-spanned="2" office:value-type="float" office:value="0">
            <text:p text:style-name="P2"><text:placeholder text:placeholder-type="text">&lt;get_info(o,4) and get_info(o,4).amount_p_f&gt;</text:placeholder></text:p>
          </table:table-cell>
          <table:covered-table-cell/>
        </table:table-row>
        <text:soft-page-break/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3">Excise Duty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2"><text:placeholder text:placeholder-type="text">&lt;get_info(o,1) and get_info(o,1).amount_ed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2"><text:placeholder text:placeholder-type="text">&lt;get_info(o,2) and get_info(o,2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2"><text:placeholder text:placeholder-type="text">&lt;get_info(o,3) and get_info(o,3).amount_ed&gt;</text:placeholder></text:p>
          </table:table-cell>
          <table:covered-table-cell/>
          <table:table-cell table:style-name="Table2.M7" table:number-columns-spanned="2" office:value-type="float" office:value="0">
            <text:p text:style-name="P2"><text:placeholder text:placeholder-type="text">&lt;get_info(o,4) and get_info(o,4).amount_ed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3">Tax (CST/VAT)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2"><text:placeholder text:placeholder-type="text">&lt;get_info(o,1) and get_info(o,1).amount_total_tax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2"><text:placeholder text:placeholder-type="text">&lt;get_info(o,2) and get_info(o,2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2"><text:placeholder text:placeholder-type="text">&lt;get_info(o,3) and get_info(o,3).amount_total_tax&gt;</text:placeholder></text:p>
          </table:table-cell>
          <table:covered-table-cell/>
          <table:table-cell table:style-name="Table2.M7" table:number-columns-spanned="2" office:value-type="float" office:value="0">
            <text:p text:style-name="P2"><text:placeholder text:placeholder-type="text">&lt;get_info(o,4) and get_info(o,4).amount_total_tax&gt;</text:placeholder></text:p>
          </table:table-cell>
          <table:covered-table-cell/>
        </table:table-row>
        <table:table-row table:style-name="Table2.1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3">Other Charges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2">0</text:p>
          </table:table-cell>
          <table:covered-table-cell/>
          <table:covered-table-cell/>
          <table:table-cell table:style-name="Table2.A2" table:number-columns-spanned="2" office:value-type="string">
            <text:p text:style-name="P2">0</text:p>
          </table:table-cell>
          <table:covered-table-cell/>
          <table:table-cell table:style-name="Table2.A2" table:number-columns-spanned="2" office:value-type="string">
            <text:p text:style-name="P16">0</text:p>
          </table:table-cell>
          <table:covered-table-cell/>
          <table:table-cell table:style-name="Table2.M11" table:number-columns-spanned="2" office:value-type="string">
            <text:p text:style-name="P16">0</text:p>
          </table:table-cell>
          <table:covered-table-cell/>
        </table:table-row>
        <table:table-row table:style-name="Table2.1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3">Freight Amount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2"><text:placeholder text:placeholder-type="text">&lt;get_info(o,1) and get_info(o,1).amount_frigh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2"><text:placeholder text:placeholder-type="text">&lt;get_info(o,2) and get_info(o,2).amount_fright&gt;</text:placeholder></text:p>
          </table:table-cell>
          <table:covered-table-cell/>
          <table:table-cell table:style-name="Table2.F2" table:number-columns-spanned="2" office:value-type="float" office:value="0">
            <text:p text:style-name="P2"><text:placeholder text:placeholder-type="text">&lt;get_info(o,3) and get_info(o,3).amount_fright&gt;</text:placeholder></text:p>
          </table:table-cell>
          <table:covered-table-cell/>
          <table:table-cell table:style-name="Table2.M7" table:number-columns-spanned="2" office:value-type="float" office:value="0">
            <text:p text:style-name="P2"><text:placeholder text:placeholder-type="text">&lt;get_info(o,4) and get_info(o,4).amount_fright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>Gross Landed Coat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2"><text:placeholder text:placeholder-type="text">&lt;get_info(o,1) and get_info(o,1).amount_gross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2"><text:placeholder text:placeholder-type="text">&lt;get_info(o,2) and get_info(o,2).amount_gross&gt;</text:placeholder></text:p>
          </table:table-cell>
          <table:covered-table-cell/>
          <table:table-cell table:style-name="Table2.F2" table:number-columns-spanned="2" office:value-type="float" office:value="0">
            <text:p text:style-name="P2"><text:placeholder text:placeholder-type="text">&lt;get_info(o,3) and get_info(o,3).amount_gross&gt;</text:placeholder></text:p>
          </table:table-cell>
          <table:covered-table-cell/>
          <table:table-cell table:style-name="Table2.M7" table:number-columns-spanned="2" office:value-type="float" office:value="0">
            <text:p text:style-name="P2"><text:placeholder text:placeholder-type="text">&lt;get_info(o,4) and get_info(o,4).amount_gross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>Less ED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2"><text:placeholder text:placeholder-type="text">&lt;get_info(o,1) and get_info(o,1).amount_ed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info(o,1) and get_info(o,1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2"><text:placeholder text:placeholder-type="text">&lt;get_info(o,1) and get_info(o,1).amount_ed&gt;</text:placeholder></text:p>
          </table:table-cell>
          <table:covered-table-cell/>
          <table:table-cell table:style-name="Table2.M7" table:number-columns-spanned="2" office:value-type="float" office:value="0">
            <text:p text:style-name="P2"><text:placeholder text:placeholder-type="text">&lt;get_info(o,1) and get_info(o,1).amount_ed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>Less VAT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2"><text:placeholder text:placeholder-type="text">&lt;get_info(o,1) and get_info(o,1).amount_total_tax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2"><text:placeholder text:placeholder-type="text">&lt;get_info(o,2) and get_info(o,2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2"><text:placeholder text:placeholder-type="text">&lt;get_info(o,3) and get_info(o,3).amount_total_tax&gt;</text:placeholder></text:p>
          </table:table-cell>
          <table:covered-table-cell/>
          <table:table-cell table:style-name="Table2.M7" table:number-columns-spanned="2" office:value-type="float" office:value="0">
            <text:p text:style-name="P2"><text:placeholder text:placeholder-type="text">&lt;get_info(o,4) and get_info(o,4).amount_total_tax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>Net Landed Cost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2"><text:placeholder text:placeholder-type="text">&lt;get_info(o,1) and get_info(o,1).amount_ne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2"><text:placeholder text:placeholder-type="text">&lt;get_info(o,2) and get_info(o,2).amount_net&gt;</text:placeholder></text:p>
          </table:table-cell>
          <table:covered-table-cell/>
          <table:table-cell table:style-name="Table2.F2" table:number-columns-spanned="2" office:value-type="float" office:value="0">
            <text:p text:style-name="P2"><text:placeholder text:placeholder-type="text">&lt;get_info(o,3) and get_info(o,3).amount_net&gt;</text:placeholder></text:p>
          </table:table-cell>
          <table:covered-table-cell/>
          <table:table-cell table:style-name="Table2.M7" table:number-columns-spanned="2" office:value-type="float" office:value="0">
            <text:p text:style-name="P2"><text:placeholder text:placeholder-type="text">&lt;get_info(o,4) and get_info(o,4).amount_net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>Unit Net Landed Cost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3" office:value-type="float" office:value="0">
            <text:p text:style-name="P2"><text:placeholder text:placeholder-type="text">&lt;get_info(o,1) and get_info(o,1).amount_unit_net&gt;</text:placeholder></text:p>
          </table:table-cell>
          <table:covered-table-cell/>
          <table:covered-table-cell/>
          <table:table-cell table:style-name="Table2.F2" table:number-columns-spanned="2" office:value-type="float" office:value="0">
            <text:p text:style-name="P2"><text:placeholder text:placeholder-type="text">&lt;get_info(o,2) and get_info(o,2).amount_unit_net&gt;</text:placeholder></text:p>
          </table:table-cell>
          <table:covered-table-cell/>
          <table:table-cell table:style-name="Table2.F2" table:number-columns-spanned="2" office:value-type="float" office:value="0">
            <text:p text:style-name="P2"><text:placeholder text:placeholder-type="text">&lt;get_info(o,3) and get_info(o,3).amount_unit_net&gt;</text:placeholder></text:p>
          </table:table-cell>
          <table:covered-table-cell/>
          <table:table-cell table:style-name="Table2.M7" table:number-columns-spanned="2" office:value-type="float" office:value="0">
            <text:p text:style-name="P2"><text:placeholder text:placeholder-type="text">&lt;get_info(o,3) and get_info(o,3).amount_unit_net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5">Payment terms :</text:p>
          </table:table-cell>
          <table:covered-table-cell/>
          <table:covered-table-cell/>
          <table:table-cell table:style-name="Table2.A2" table:number-columns-spanned="3" office:value-type="string">
            <text:p text:style-name="P2"><text:placeholder text:placeholder-type="text">&lt;get_info(o,1) and get_info(o,1).payment_term_id and get_info(o,1).payment_term_id.name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info(o,2) and get_info(o,2).payment_term_id and get_info(o,2).payment_term_id.name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info(o,3) and get_info(o,3).payment_term_id and get_info(o,3).payment_term_id.name&gt;</text:placeholder></text:p>
          </table:table-cell>
          <table:covered-table-cell/>
          <table:table-cell table:style-name="Table2.M18" table:number-columns-spanned="2" office:value-type="string">
            <text:p text:style-name="P2"><text:placeholder text:placeholder-type="text">&lt;get_info(o,4) and get_info(o,4).payment_term_id and get_info(o,4).payment_term_id.name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5">Delivery Schedule :</text:p>
          </table:table-cell>
          <table:covered-table-cell/>
          <table:covered-table-cell/>
          <table:table-cell table:style-name="Table2.A2" table:number-columns-spanned="3" office:value-type="string">
            <text:p text:style-name="P2"><text:placeholder text:placeholder-type="text">&lt;get_date(get_info(o,1) and get_info(o,1).schedule)&gt;</text:placeholder>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date(get_info(o,2) and get_info(o,2).schedule)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date(get_info(o,3)and get_info(o,3).schedule)&gt;</text:placeholder></text:p>
          </table:table-cell>
          <table:covered-table-cell/>
          <table:table-cell table:style-name="Table2.M19" table:number-columns-spanned="2" office:value-type="string">
            <text:p text:style-name="P2"><text:placeholder text:placeholder-type="text">&lt;get_date(get_info(o,3) and get_info(o,3).schedule)&gt;</text:placeholder></text:p>
          </table:table-cell>
          <table:covered-table-cell/>
        </table:table-row>
        <table:table-row table:style-name="Table2.20">
          <table:table-cell table:style-name="Table2.A2" table:number-columns-spanned="7" office:value-type="string">
            <text:p text:style-name="P6"><text:s text:c="48"/>Prepared By :</text:p>
            <text:p text:style-name="P6"><text:s text:c="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20" table:number-columns-spanned="7" office:value-type="string">
            <text:p text:style-name="P6"><text:s text:c="49"/>Forwared By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MP2" style:family="paragraph" style:parent-style-name="Standard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Calibri" fo:font-size="9pt" fo:language="en" fo:country="GB" fo:font-style="normal" fo:text-shadow="none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 style:text-emphasize="none" style:text-overline-style="none" style:text-overline-color="font-color"/>
    </style:style>
    <style:style style:name="M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9pt" fo:font-style="normal" fo:text-shadow="none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 style:text-emphasize="none" style:text-overline-style="none" style:text-overline-color="font-color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Landscape" style:page-layout-name="Mpm2">
      <style:header>
        <text:p text:style-name="MP2">V V TITANIUM PIGMENTS PVT LTD</text:p>
        <text:p text:style-name="MP3">TUTICORIN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11-26T16:30:42</dc:date>
    <dc:creator>TP734 </dc:creator>
    <meta:editing-duration>PT7H34M42S</meta:editing-duration>
    <meta:editing-cycles>339</meta:editing-cycles>
    <meta:document-statistic meta:table-count="2" meta:image-count="0" meta:object-count="0" meta:page-count="2" meta:paragraph-count="118" meta:word-count="322" meta:character-count="4772" meta:non-whitespace-character-count="4424"/>
  </office:meta>
</office:document-meta>
</file>